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office:font-face-decls>
  <office:automatic-styles>
    <style:style style:name="P1" style:family="paragraph" style:parent-style-name="Standard" style:list-style-name="L3">
      <style:text-properties officeooo:paragraph-rsid="001ee7a8"/>
    </style:style>
    <style:style style:name="P2" style:family="paragraph" style:parent-style-name="Standard" style:list-style-name="L4">
      <style:text-properties officeooo:paragraph-rsid="001ee7a8"/>
    </style:style>
    <style:style style:name="P3" style:family="paragraph" style:parent-style-name="Standard">
      <style:text-properties fo:language="en" fo:country="US" fo:font-weight="bold" officeooo:rsid="00192106" officeooo:paragraph-rsid="00192106" style:font-weight-asian="bold" style:font-weight-complex="bold"/>
    </style:style>
    <style:style style:name="P4" style:family="paragraph" style:parent-style-name="Standard">
      <style:text-properties fo:language="en" fo:country="US" style:text-underline-style="solid" style:text-underline-width="auto" style:text-underline-color="font-color" fo:font-weight="bold" officeooo:rsid="00192106" officeooo:paragraph-rsid="00192106" style:font-weight-asian="bold" style:font-weight-complex="bold"/>
    </style:style>
    <style:style style:name="P5" style:family="paragraph" style:parent-style-name="Standard" style:list-style-name="L10">
      <style:text-properties fo:language="en" fo:country="US" style:text-underline-style="solid" style:text-underline-width="auto" style:text-underline-color="font-color" officeooo:paragraph-rsid="001e00b9"/>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1e00b9"/>
    </style:style>
    <style:style style:name="P8" style:family="paragraph" style:parent-style-name="Standard" style:list-style-name="L1">
      <style:text-properties fo:language="en" fo:country="US" officeooo:paragraph-rsid="001e00b9"/>
    </style:style>
    <style:style style:name="P9" style:family="paragraph" style:parent-style-name="Standard" style:list-style-name="L2">
      <style:text-properties fo:language="en" fo:country="US" officeooo:paragraph-rsid="001e00b9"/>
    </style:style>
    <style:style style:name="P10" style:family="paragraph" style:parent-style-name="Standard" style:list-style-name="L3">
      <style:text-properties fo:language="en" fo:country="US" officeooo:paragraph-rsid="001e00b9"/>
    </style:style>
    <style:style style:name="P11" style:family="paragraph" style:parent-style-name="Standard" style:list-style-name="L4">
      <style:text-properties fo:language="en" fo:country="US" officeooo:paragraph-rsid="001e00b9"/>
    </style:style>
    <style:style style:name="P12" style:family="paragraph" style:parent-style-name="Standard" style:list-style-name="L4">
      <style:text-properties fo:language="en" fo:country="US" officeooo:paragraph-rsid="001ee7a8"/>
    </style:style>
    <style:style style:name="P13" style:family="paragraph" style:parent-style-name="Standard" style:list-style-name="L5">
      <style:text-properties fo:language="en" fo:country="US" officeooo:paragraph-rsid="001e00b9"/>
    </style:style>
    <style:style style:name="P14" style:family="paragraph" style:parent-style-name="Standard">
      <style:text-properties fo:language="en" fo:country="US" officeooo:paragraph-rsid="001c74ac"/>
    </style:style>
    <style:style style:name="P15" style:family="paragraph" style:parent-style-name="Standard" style:list-style-name="L6">
      <style:text-properties fo:language="en" fo:country="US" officeooo:paragraph-rsid="001e00b9"/>
    </style:style>
    <style:style style:name="P16" style:family="paragraph" style:parent-style-name="Standard" style:list-style-name="L7">
      <style:text-properties fo:language="en" fo:country="US" officeooo:paragraph-rsid="001e00b9"/>
    </style:style>
    <style:style style:name="P17" style:family="paragraph" style:parent-style-name="Standard" style:list-style-name="L8">
      <style:text-properties fo:language="en" fo:country="US" officeooo:paragraph-rsid="001e00b9"/>
    </style:style>
    <style:style style:name="P18" style:family="paragraph" style:parent-style-name="Standard" style:list-style-name="L9">
      <style:text-properties fo:language="en" fo:country="US" officeooo:paragraph-rsid="001e00b9"/>
    </style:style>
    <style:style style:name="P19" style:family="paragraph" style:parent-style-name="Standard" style:list-style-name="L10">
      <style:text-properties fo:language="en" fo:country="US" officeooo:paragraph-rsid="001e00b9"/>
    </style:style>
    <style:style style:name="P20" style:family="paragraph" style:parent-style-name="Standard" style:list-style-name="L11">
      <style:text-properties fo:language="en" fo:country="US" officeooo:paragraph-rsid="001e00b9"/>
    </style:style>
    <style:style style:name="P21" style:family="paragraph" style:parent-style-name="Standard" style:list-style-name="L12">
      <style:text-properties fo:language="en" fo:country="US" officeooo:paragraph-rsid="001e00b9"/>
    </style:style>
    <style:style style:name="P22" style:family="paragraph" style:parent-style-name="Standard" style:list-style-name="L3">
      <style:text-properties officeooo:rsid="001ee7a8" officeooo:paragraph-rsid="001ee7a8"/>
    </style:style>
    <style:style style:name="P23" style:family="paragraph" style:parent-style-name="Standard" style:list-style-name="L5">
      <style:text-properties fo:color="#000000" loext:opacity="100%" fo:language="en" fo:country="US" officeooo:paragraph-rsid="001e00b9"/>
    </style:style>
    <style:style style:name="T1" style:family="text">
      <style:text-properties officeooo:rsid="001c74ac"/>
    </style:style>
    <style:style style:name="T2" style:family="text">
      <style:text-properties officeooo:rsid="001caf7d"/>
    </style:style>
    <style:style style:name="T3" style:family="text">
      <style:text-properties officeooo:rsid="001ee7a8"/>
    </style:style>
    <style:style style:name="T4" style:family="text">
      <style:text-properties fo:font-variant="normal" fo:text-transform="none" fo:color="#4c4c4c" loext:opacity="100%" style:font-name="Picsart-Fonts" fo:font-size="12pt" fo:letter-spacing="normal" fo:font-style="normal" fo:font-weight="normal"/>
    </style:style>
    <style:style style:name="T5" style:family="text">
      <style:text-properties fo:font-variant="normal" fo:text-transform="none" fo:color="#4c4c4c" loext:opacity="100%" style:font-name="Picsart-Fonts" fo:font-size="12pt" fo:letter-spacing="normal" fo:language="en" fo:country="US" fo:font-style="normal" fo:font-weight="normal"/>
    </style:style>
    <style:style style:name="T6" style:family="text">
      <style:text-properties fo:font-variant="normal" fo:text-transform="none" fo:color="#000000" loext:opacity="100%" style:font-name="Picsart-Fonts" fo:font-size="12pt" fo:letter-spacing="normal" fo:font-style="normal" fo:font-weight="bold"/>
    </style:style>
    <style:style style:name="T7" style:family="text">
      <style:text-properties fo:font-variant="normal" fo:text-transform="none" fo:color="#ffffff" loext:opacity="100%" fo:font-style="normal" fo:font-weight="normal"/>
    </style:style>
    <style:style style:name="T8" style:family="text">
      <style:text-properties fo:font-variant="normal" fo:text-transform="none" fo:font-style="normal" fo:font-weight="normal"/>
    </style:style>
    <style:style style:name="T9" style:family="text">
      <style:text-properties fo:language="en" fo:country="US"/>
    </style:style>
    <style:style style:name="T10" style:family="text">
      <style:text-properties fo:language="en" fo:country="US" officeooo:rsid="001ee7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PICSART</text:span>: </text:p>
      <text:p text:style-name="P4"/>
      <text:p text:style-name="P6">Outline for the Presentation and Defense of the Project </text:p>
      <text:p text:style-name="P6"/>
      <text:p text:style-name="P7">1. Introduction (2-3 minutes)</text:p>
      <text:list text:style-name="L1">
        <text:list-item>
          <text:p text:style-name="P8">Personal introduction: Name and a brief description of your role as a user of the app (e.g., "I am regular user of this app for..."). </text:p>
        </text:list-item>
      </text:list>
      <text:p text:style-name="P7">App introduction: </text:p>
      <text:list text:style-name="L2">
        <text:list-item>
          <text:p text:style-name="P9">Name of the application: <text:span text:style-name="T3">picsart</text:span></text:p>
        </text:list-item>
        <text:list-item>
          <text:p text:style-name="P9">Type of application (category or sector: health, productivity, finance, etc.).: <text:span text:style-name="T3">Photography</text:span></text:p>
        </text:list-item>
        <text:list-item>
          <text:p text:style-name="P9">Main purpose of the app: Full suite of AI powered editing features, quickly remove and swap backgrounds for the perfect product shots, design flyers or social media posts with templates, create photo collages of your favorite memories, choose from hundreds of stylized photo filters.</text:p>
        </text:list-item>
      </text:list>
      <text:p text:style-name="P6"/>
      <text:p text:style-name="P7">2. General information about the app (5 minutes)</text:p>
      <text:p text:style-name="P7">Developers: </text:p>
      <text:list text:style-name="L3">
        <text:list-item>
          <text:p text:style-name="P10">Name of the company or developers: PicsArt, Inc.</text:p>
        </text:list-item>
        <text:list-item>
          <text:p text:style-name="P1"><text:span text:style-name="T9">Brief history or interesting facts about its creation. </text:span></text:p>
          <text:p text:style-name="P22"><text:a xlink:type="simple" xlink:href="https://es.wikipedia.org/wiki/PicsArt" text:style-name="Internet_20_link" text:visited-style-name="Visited_20_Internet_20_Link"><text:span text:style-name="T5">https://es.wikipedia.org/wiki/PicsArt</text:span></text:a></text:p>
        </text:list-item>
        <text:list-item>
          <text:p text:style-name="P22"><text:span text:style-name="T5">Founded in 2011</text:span></text:p>
          <text:p text:style-name="P1"><text:span text:style-name="T4">offering a platform that provides creators with the power to advance their passions through intuitive tools and exclusive content. With easy-to-use editing tools powered by AI, one of the world’s largest open-source content collections, customizable templates, and a simple user interface,</text:span> <text:span text:style-name="T4">On our platform, creators make everything from brand logos and podcast covers to e-commerce shop visuals, trending social media content, and merch. Using the world’s largest digital creation platform with 150M+ active monthly users, a top 20 most downloaded app worldwide for 2021, and in over 30 languages, you can design the now, too.</text:span> </text:p>
        </text:list-item>
      </text:list>
      <text:p text:style-name="P7">Availability: </text:p>
      <text:list text:style-name="L4">
        <text:list-item>
          <text:p text:style-name="P11">Platforms where it is available (Android, iOS, web, etc.) </text:p>
        </text:list-item>
        <text:list-item>
          <text:p text:style-name="P11">Business model: free, freemium, subscription, etc: <text:span text:style-name="T3">freemium*</text:span></text:p>
          <text:p text:style-name="P2"><text:span text:style-name="T10">*</text:span><text:span text:style-name="T6">Picsart operates on a “freemium” model, offering a range of features and tools at no charge. Purchasing a premium, Gold membership unlocks all of Picsart’s advanced photo and video editing tools, delivering endless opportunities for creative expression.</text:span> <text:s/><text:a xlink:type="simple" xlink:href="https://picsart.com/about-us/?_gl=1*1nk1l02*_up*MQ..*_ga*ODE4OTk4NjUzLjE3MzY4ODY2ODQ.*_ga_FQMFEN0QZ1*MTczNjg4NjY4NC4xLjAuMTczNjg4NjY4NC4wLjAuMA" text:style-name="Internet_20_link" text:visited-style-name="Visited_20_Internet_20_Link">https://picsart.com/about-us/?_gl=1*1nk1l02*_up*MQ..*_ga*ODE4OTk4NjUzLjE3MzY4ODY2ODQ.*_ga_FQMFEN0QZ1*MTczNjg4NjY4NC4xLjAuMTczNjg4NjY4NC4wLjAuMA</text:a>..</text:p>
          <text:p text:style-name="P12"/>
        </text:list-item>
      </text:list>
      <text:p text:style-name="P7">Target audience: </text:p>
      <text:list text:style-name="L5">
        <text:list-item>
          <text:p text:style-name="P13">Who is the app designed for? </text:p>
          <text:p text:style-name="P23"><text:span text:style-name="T8">Marketers, small business owners, solopreneurs, social media managers, content creators. or influencers.</text:span> </text:p>
        </text:list-item>
        <text:list-item>
          <text:p text:style-name="P13">What problem does it solve or what need does it address?</text:p>
          <text:p text:style-name="P13"><text:span text:style-name="T6">easy-to-use photo and video editing tools, filters, and content allow creators of all skill sets to design professional-quality work, fast.</text:span> </text:p>
        </text:list-item>
      </text:list>
      <text:p text:style-name="P14"/>
      <text:p text:style-name="P7">3. Key functionalities (6-7 minutes)</text:p>
      <text:p text:style-name="P7">Description of key features: </text:p>
      <text:list text:style-name="L6">
        <text:list-item>
          <text:p text:style-name="P15">Select at least three main features. </text:p>
        </text:list-item>
        <text:list-item>
          <text:p text:style-name="P15"><text:soft-page-break/>Explain them clearly and simply. </text:p>
        </text:list-item>
        <text:list-item>
          <text:p text:style-name="P15">What value do they provide to the user?</text:p>
        </text:list-item>
      </text:list>
      <text:p text:style-name="P7">Highlights: </text:p>
      <text:list text:style-name="L7">
        <text:list-item>
          <text:p text:style-name="P16">User Interface (UI): Is it easy to use? W<text:span text:style-name="T1">hy?</text:span> </text:p>
        </text:list-item>
        <text:list-item>
          <text:p text:style-name="P16">User Experience (UX): How intuitive is navigation? What makes it efficie<text:span text:style-name="T1">nt</text:span></text:p>
        </text:list-item>
      </text:list>
      <text:p text:style-name="P14"/>
      <text:p text:style-name="P7">5. Critical analysis (3-4 minutes)</text:p>
      <text:p text:style-name="P7">Advantages: </text:p>
      <text:list text:style-name="L8">
        <text:list-item>
          <text:p text:style-name="P17">What makes this app stand out compared to others? </text:p>
        </text:list-item>
        <text:list-item>
          <text:p text:style-name="P17">What are its strengths? </text:p>
        </text:list-item>
      </text:list>
      <text:p text:style-name="P7">Limitations: </text:p>
      <text:list text:style-name="L9">
        <text:list-item>
          <text:p text:style-name="P18">What aspects could be improved? </text:p>
        </text:list-item>
        <text:list-item>
          <text:p text:style-name="P18">Opinion on potential future features or necessary improvements. </text:p>
        </text:list-item>
      </text:list>
      <text:p text:style-name="P7">Comparison: </text:p>
      <text:list text:style-name="L10">
        <text:list-item>
          <text:p text:style-name="P19">Are there similar apps? If yes, how does this one differ? </text:p>
          <text:p text:style-name="P5"/>
        </text:list-item>
      </text:list>
      <text:p text:style-name="P7">6. Conclusion (1-2 minutes)</text:p>
      <text:p text:style-name="P7">App summary: </text:p>
      <text:list text:style-name="L11">
        <text:list-item>
          <text:p text:style-name="P20">A brief statement about the value it provides. </text:p>
        </text:list-item>
      </text:list>
      <text:p text:style-name="P7">Recommendation: </text:p>
      <text:list text:style-name="L12">
        <text:list-item>
          <text:p text:style-name="P21">Would you recommend this app to other users? Why? What type of user would benefit the most?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22:13:49.028000000</meta:creation-date>
    <dc:date>2025-01-14T21:55:08.395000000</dc:date>
    <meta:editing-duration>PT57M28S</meta:editing-duration>
    <meta:editing-cycles>9</meta:editing-cycles>
    <meta:generator>LibreOffice/24.2.4.2$Windows_X86_64 LibreOffice_project/51a6219feb6075d9a4c46691dcfe0cd9c4fff3c2</meta:generator>
    <meta:document-statistic meta:table-count="0" meta:image-count="0" meta:object-count="0" meta:page-count="2" meta:paragraph-count="48" meta:word-count="487" meta:character-count="3203" meta:non-whitespace-character-count="2761"/>
  </office:meta>
</office:document-meta>
</file>